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language="fr" fo:country="FR" officeooo:rsid="0014943e" officeooo:paragraph-rsid="0014943e"/>
    </style:style>
    <style:style style:name="P4" style:family="paragraph" style:parent-style-name="Text_20_body">
      <style:text-properties fo:language="fr" fo:country="FR" officeooo:rsid="00160576" officeooo:paragraph-rsid="00160576"/>
    </style:style>
    <style:style style:name="P5" style:family="paragraph" style:parent-style-name="Text_20_body">
      <style:text-properties fo:language="fr" fo:country="FR" officeooo:rsid="00160576" officeooo:paragraph-rsid="001a6b5c"/>
    </style:style>
    <style:style style:name="P6" style:family="paragraph" style:parent-style-name="Text_20_body">
      <style:text-properties fo:language="fr" fo:country="FR" officeooo:rsid="001a6b5c" officeooo:paragraph-rsid="001a6b5c"/>
    </style:style>
    <style:style style:name="P7" style:family="paragraph" style:parent-style-name="Text_20_body">
      <style:text-properties fo:language="fr" fo:country="FR" officeooo:rsid="001aba6a" officeooo:paragraph-rsid="001edce8"/>
    </style:style>
    <style:style style:name="P8" style:family="paragraph" style:parent-style-name="Text_20_body">
      <style:text-properties fo:language="fr" fo:country="FR" officeooo:rsid="001aba6a" officeooo:paragraph-rsid="001ed577"/>
    </style:style>
    <style:style style:name="P9" style:family="paragraph" style:parent-style-name="Text_20_body">
      <style:text-properties fo:language="fr" fo:country="FR" officeooo:rsid="001aba6a" officeooo:paragraph-rsid="0021baa9"/>
    </style:style>
    <style:style style:name="P10" style:family="paragraph" style:parent-style-name="Text_20_body">
      <style:text-properties fo:language="fr" fo:country="FR" officeooo:rsid="00211fa6" officeooo:paragraph-rsid="00211fa6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10580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116a63" officeooo:paragraph-rsid="0010580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1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2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3" style:family="paragraph" style:parent-style-name="Text_20_body">
      <style:text-properties officeooo:rsid="002095d7" officeooo:paragraph-rsid="002095d7"/>
    </style:style>
    <style:style style:name="P24" style:family="paragraph" style:parent-style-name="Text_20_body">
      <style:text-properties officeooo:rsid="0022b8d5" officeooo:paragraph-rsid="0022b8d5"/>
    </style:style>
    <style:style style:name="P2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6" style:family="paragraph" style:parent-style-name="Footer">
      <style:paragraph-properties fo:text-align="center" style:justify-single-word="false"/>
    </style:style>
    <style:style style:name="P27" style:family="paragraph" style:parent-style-name="Heading_20_1">
      <style:paragraph-properties fo:break-before="page"/>
      <style:text-properties fo:language="fr" fo:country="FR" officeooo:paragraph-rsid="00118406"/>
    </style:style>
    <style:style style:name="P28" style:family="paragraph" style:parent-style-name="Heading_20_1">
      <style:text-properties fo:language="fr" fo:country="FR" officeooo:paragraph-rsid="00169fbf"/>
    </style:style>
    <style:style style:name="P29" style:family="paragraph" style:parent-style-name="Heading_20_1">
      <style:text-properties officeooo:paragraph-rsid="001aba6a"/>
    </style:style>
    <style:style style:name="P30" style:family="paragraph" style:parent-style-name="Heading_20_1">
      <style:text-properties officeooo:paragraph-rsid="001ed577"/>
    </style:style>
    <style:style style:name="P31" style:family="paragraph" style:parent-style-name="Heading_20_1">
      <style:text-properties officeooo:paragraph-rsid="0021baa9"/>
    </style:style>
    <style:style style:name="P32" style:family="paragraph" style:parent-style-name="Heading_20_1">
      <style:text-properties officeooo:paragraph-rsid="002095d7"/>
    </style:style>
    <style:style style:name="P33" style:family="paragraph" style:parent-style-name="Heading_20_1">
      <style:text-properties officeooo:paragraph-rsid="0022b8d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e1770" style:font-weight-asian="normal" style:font-weight-complex="normal"/>
    </style:style>
    <style:style style:name="T3" style:family="text">
      <style:text-properties fo:font-weight="normal" officeooo:rsid="016785f0" style:font-weight-asian="normal" style:font-weight-complex="normal"/>
    </style:style>
    <style:style style:name="T4" style:family="text">
      <style:text-properties fo:font-weight="normal" officeooo:rsid="015973c0" style:font-weight-asian="normal" style:font-weight-complex="normal"/>
    </style:style>
    <style:style style:name="T5" style:family="text">
      <style:text-properties fo:font-weight="normal" officeooo:rsid="0022b8d5" style:font-weight-asian="normal" style:font-weight-complex="normal"/>
    </style:style>
    <style:style style:name="T6" style:family="text">
      <style:text-properties fo:font-weight="normal" officeooo:rsid="00252a03" style:font-weight-asian="normal" style:font-weight-complex="normal"/>
    </style:style>
    <style:style style:name="T7" style:family="text">
      <style:text-properties officeooo:rsid="001d2e18"/>
    </style:style>
    <style:style style:name="T8" style:family="text">
      <style:text-properties officeooo:rsid="005b1307"/>
    </style:style>
    <style:style style:name="T9" style:family="text">
      <style:text-properties officeooo:rsid="0033ca9f"/>
    </style:style>
    <style:style style:name="T10" style:family="text">
      <style:text-properties officeooo:rsid="00105800"/>
    </style:style>
    <style:style style:name="T11" style:family="text">
      <style:text-properties officeooo:rsid="00118406"/>
    </style:style>
    <style:style style:name="T12" style:family="text">
      <style:text-properties officeooo:rsid="001371d4"/>
    </style:style>
    <style:style style:name="T13" style:family="text">
      <style:text-properties officeooo:rsid="0015ee81"/>
    </style:style>
    <style:style style:name="T14" style:family="text">
      <style:text-properties officeooo:rsid="00169fbf"/>
    </style:style>
    <style:style style:name="T15" style:family="text">
      <style:text-properties officeooo:rsid="001a29ad"/>
    </style:style>
    <style:style style:name="T16" style:family="text">
      <style:text-properties officeooo:rsid="001a6b5c"/>
    </style:style>
    <style:style style:name="T17" style:family="text">
      <style:text-properties fo:language="fr" fo:country="FR" officeooo:rsid="001aba6a"/>
    </style:style>
    <style:style style:name="T18" style:family="text">
      <style:text-properties officeooo:rsid="0014943e"/>
    </style:style>
    <style:style style:name="T19" style:family="text">
      <style:text-properties officeooo:rsid="001c8047"/>
    </style:style>
    <style:style style:name="T20" style:family="text">
      <style:text-properties officeooo:rsid="001d1c23"/>
    </style:style>
    <style:style style:name="T21" style:family="text">
      <style:text-properties officeooo:rsid="001ed577"/>
    </style:style>
    <style:style style:name="T22" style:family="text">
      <style:text-properties officeooo:rsid="001edce8"/>
    </style:style>
    <style:style style:name="T23" style:family="text">
      <style:text-properties officeooo:rsid="002095d7"/>
    </style:style>
    <style:style style:name="T24" style:family="text">
      <style:text-properties officeooo:rsid="0021baa9"/>
    </style:style>
    <style:style style:name="T25" style:family="text">
      <style:text-properties officeooo:rsid="0022b8d5"/>
    </style:style>
    <style:style style:name="T26" style:family="text">
      <style:text-properties officeooo:rsid="0023dbd6"/>
    </style:style>
    <style:style style:name="T27" style:family="text">
      <style:text-properties officeooo:rsid="00252a0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/>
      <text:p text:style-name="P18"/>
      <text:p text:style-name="P18"/>
      <text:p text:style-name="P18">Documentation <text:span text:style-name="T10">Concepteur</text:span> BertheVario<text:span text:style-name="T10">Tac</text:span></text:p>
      <text:p text:style-name="P11"/>
      <text:p text:style-name="P11"/>
      <text:p text:style-name="P11"/>
      <text:p text:style-name="P12">Projet d’<text:span text:style-name="T10">alti vario gps parapente</text:span></text:p>
      <text:p text:style-name="P12"/>
      <text:p text:style-name="P13">à base de 2.8inch ESP32-2432S028</text:p>
      <text:p text:style-name="P12"/>
      <text:p text:style-name="P17"><text:span text:style-name="T1">Version :</text:span> <text:span text:style-name="T1">20240</text:span><text:span text:style-name="T2">9</text:span><text:span text:style-name="T6">1005a</text:span></text:p>
      <text:p text:style-name="P17"><text:span text:style-name="T4"/></text:p>
      <text:p text:style-name="P17"><text:span text:style-name="T4"/></text:p>
      <text:p text:style-name="P19">https://github.com/gitberthe/BertheVario<text:span text:style-name="T10">Tac</text:span></text:p>
      <text:p text:style-name="P12"/>
      <text:p text:style-name="P12"/>
      <text:p text:style-name="P12"/>
      <text:p text:style-name="P14">Compilé avec Visual Studio Code / <text:span text:style-name="T12">PlatformIO</text:span></text:p>
      <text:p text:style-name="P16"/>
      <text:p text:style-name="P16"/>
      <text:p text:style-name="P15">Espressif Systems </text:p>
      <text:p text:style-name="P14"><text:span text:style-name="T7">ESP32 </text:span><text:span text:style-name="T8">Dev Module</text:span></text:p>
      <text:p text:style-name="P14"><text:span text:style-name="T10">ESP32-2432S028</text:span><text:span text:style-name="T9"> </text:span><text:span text:style-name="T7">Arduino</text:span></text:p>
      <text:p text:style-name="P13">Wroom 32</text:p>
      <text:p text:style-name="P14"/>
      <text:p text:style-name="P14"><text:s/>langage C++.</text:p>
      <text:p text:style-name="P14"/>
      <text:p text:style-name="P21"/>
      <text:p text:style-name="P22"/>
      <text:p text:style-name="P2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"><text:a xlink:type="simple" xlink:href="#__RefHeading___Toc3990_1226284572" text:style-name="Index_20_Link" text:visited-style-name="Index_20_Link">1 Mise en place de l’environnement logiciel :<text:tab/>3</text:a></text:p>
          <text:p text:style-name="P2"><text:a xlink:type="simple" xlink:href="#__RefHeading___Toc3992_1226284572%20Copie%201" text:style-name="Index_20_Link" text:visited-style-name="Index_20_Link">2 Calibration de l’écran :<text:tab/>3</text:a></text:p>
          <text:p text:style-name="P2"><text:a xlink:type="simple" xlink:href="#__RefHeading___Toc3992_1226284572" text:style-name="Index_20_Link" text:visited-style-name="Index_20_Link">3 Connexion Gps GY-NEO6MV2 :<text:tab/>3</text:a></text:p>
          <text:p text:style-name="P2"><text:a xlink:type="simple" xlink:href="#__RefHeading___Toc3992_1226284572%20Copie%202" text:style-name="Index_20_Link" text:visited-style-name="Index_20_Link">4 Connexion capteur de pression BMP180 :<text:tab/>3</text:a></text:p>
          <text:p text:style-name="P2"><text:a xlink:type="simple" xlink:href="#__RefHeading___Toc3992_1226284572%20Copie%202%20Copie%202" text:style-name="Index_20_Link" text:visited-style-name="Index_20_Link">5 Connexion capteur magnétique QMC5883 :<text:tab/>4</text:a></text:p>
          <text:p text:style-name="P2"><text:a xlink:type="simple" xlink:href="#__RefHeading___Toc3992_1226284572%20Copie%202%20Copie%201" text:style-name="Index_20_Link" text:visited-style-name="Index_20_Link">6 Connexion de la batterie :<text:tab/>4</text:a></text:p>
          <text:p text:style-name="P2"><text:a xlink:type="simple" xlink:href="#__RefHeading___Toc3992_1226284572%20Copie%202%20Copie%201%20Copie%201" text:style-name="Index_20_Link" text:visited-style-name="Index_20_Link">7 Alimentation :<text:tab/>4</text:a></text:p>
        </text:index-body>
      </text:table-of-content>
      <text:p text:style-name="P20"/>
      <text:h text:style-name="P27" text:outline-level="1"><text:bookmark-start text:name="__RefHeading___Toc3990_1226284572"/><text:span text:style-name="T11">Mise en place de l’environnement logiciel</text:span> :<text:bookmark-end text:name="__RefHeading___Toc3990_1226284572"/></text:h>
      <text:p text:style-name="P3">Le logiciel est compilé avec Visual Studio Code / PlatformIO. Après l’ouverture du projet et téléchargement automatique des librairies, il faut décompresser <text:s/>2.8inch_ESP32-2432S028R.rar. </text:p>
      <text:p text:style-name="P3"><text:span text:style-name="T16">* </text:span>Copier alors le fichier 2.8inch_ESP32-2432S028R/1-Demo/Demo_Arduino/7_1_Touch_button_ILI9341_LovyanGFX/TFT_eSPI bottom layer replacement file/User_Setup.h <text:span text:style-name="T13">ou ./src/Screen/User_Setup.h</text:span> dans BertheVarioTacPlatformIO/.pio/libdeps/esp32dev/TFT_eSPI/User_Setup.h.</text:p>
      <text:p text:style-name="P5"><text:span text:style-name="T16">* </text:span>De même, il faut copier <text:span text:style-name="T18">BertheVarioTacPlatformIO</text:span>/.pio/libdeps/esp32dev/LovyanGFX/examples/Advanced/LVGL_PlatformIO/src/lv_conf.h dans ./src/Screen/lv_conf.h</text:p>
      <text:p text:style-name="P6">* La librairie <text:span text:style-name="T19">pour le gestionnaire de fichier Wifi doit etre modifiée.</text:span></text:p>
      <text:p text:style-name="P6"><text:span text:style-name="T19">Dans</text:span> <text:span text:style-name="T18">BertheVarioTacPlatformIO/</text:span>.pio/libdeps/esp32dev/ESP32 File Manager for Generation Klick ESPFMfGK/src/ESPFMfGKGa.cpp" ligne 6 : crc32.h =&gt; CRC32.h</text:p>
      <text:p text:style-name="P6"/>
      <text:p text:style-name="P4">La compilation du logiciel peut alors s’effectuer.</text:p>
      <text:h text:style-name="P28" text:outline-level="1"><text:bookmark-start text:name="__RefHeading___Toc3992_1226284572 Copie 1"/><text:span text:style-name="T14">Calibration de l’écran</text:span><text:span text:style-name="T11"> </text:span>:<text:bookmark-end text:name="__RefHeading___Toc3992_1226284572 Copie 1"/></text:h>
      <text:p text:style-name="P4"><text:span text:style-name="T14">Il faut obtenir 8 paramètres de calibration de l’écran. Pour cela dans src/Screen/Cscreen.cpp dé-commenter la portion adéquate dans </text:span>Cscreen::InitScreen() <text:span text:style-name="T14">pour récupérer sur le port série les 8 paramètres à recopier par </text:span><text:span text:style-name="T15">la </text:span><text:span text:style-name="T14">suite dans le tableau de calibration. On a ainsi les bonnes coordonnées XY d’un point appuyé.</text:span></text:p>
      <text:h text:style-name="P29" text:outline-level="1"><text:bookmark-start text:name="__RefHeading___Toc3992_1226284572"/><text:span text:style-name="T17">Connexion Gps </text:span>GY-NEO6MV2 :<text:bookmark-end text:name="__RefHeading___Toc3992_1226284572"/></text:h>
      <text:p text:style-name="P7">If faut alimenter correctement le module par le connecteur CN1 en 3,3v. De même connecter la broche Tx du gps à la broche <text:span text:style-name="T22">Tx </text:span>d<text:span text:style-name="T20">u</text:span> connecteur <text:span text:style-name="T20">P</text:span><text:span text:style-name="T22">1</text:span>.</text:p>
      <text:p text:style-name="P7"><text:span text:style-name="T22">(la broche</text:span> la broche IO<text:span text:style-name="T20">35</text:span> d<text:span text:style-name="T20">u</text:span> connecteur <text:span text:style-name="T20">P3 </text:span><text:span text:style-name="T22">est ainsi libre)</text:span>.</text:p>
      <text:p text:style-name="P10">Attention, l’utilisation du Gps peut poser problème en mode débogage pour utiliser la liaison série usb de PlatformIO.</text:p>
      <text:h text:style-name="P30" text:outline-level="1"><text:bookmark-start text:name="__RefHeading___Toc3992_1226284572 Copie 2"/>Connexion <text:span text:style-name="T21">capteur de pression</text:span> <text:span text:style-name="T21">BMP180</text:span> :<text:bookmark-end text:name="__RefHeading___Toc3992_1226284572 Copie 2"/></text:h>
      <text:p text:style-name="P8">If faut alimenter correctement le module par le connecteur CN1 en 3,3v. De même connecter la broche <text:span text:style-name="T21">SDA à l’entrée 27 du connecteur CN1</text:span>. <text:span text:style-name="T21">Et la broche SCL à la pin 22 du connecteur P3.</text:span></text:p>
      <text:h text:style-name="P31" text:outline-level="1"><text:bookmark-start text:name="__RefHeading___Toc3992_1226284572 Copie 2 Copie 2"/><text:soft-page-break/>Connexion <text:span text:style-name="T21">capteur </text:span><text:span text:style-name="T24">magnétique </text:span><text:span text:style-name="T27">Q</text:span><text:span text:style-name="T24">MC5883</text:span> :<text:bookmark-end text:name="__RefHeading___Toc3992_1226284572 Copie 2 Copie 2"/></text:h>
      <text:p text:style-name="P9">If faut alimenter correctement le module par le connecteur CN1 en 3,3v. De même connecter la broche <text:span text:style-name="T21">SDA à l’entrée 27 du connecteur CN1</text:span>. <text:span text:style-name="T21">Et la broche SCL à la pin 22 du connecteur P3 </text:span><text:span text:style-name="T27">ou CN1</text:span><text:span text:style-name="T21">. </text:span><text:span text:style-name="T26">Capteur en parallèle sur le bus I2C avec le capteur de pression.</text:span></text:p>
      <text:h text:style-name="P32" text:outline-level="1"><text:bookmark-start text:name="__RefHeading___Toc3992_1226284572 Copie 2 Copie 1"/>Connexion <text:span text:style-name="T23">de la batterie</text:span> :<text:bookmark-end text:name="__RefHeading___Toc3992_1226284572 Copie 2 Copie 1"/></text:h>
      <text:p text:style-name="P23">Connecter la batterie à la pin IO35 de la prise P3, par l’intermédiaire d’un potentiomètre de 10k ohms. Que l’on réglera pour avoir la bonne tension affichée.</text:p>
      <text:h text:style-name="P33" text:outline-level="1"><text:bookmark-start text:name="__RefHeading___Toc3992_1226284572 Copie 2 Copie 1 Copie 1"/><text:span text:style-name="T25">Alimentation</text:span> :<text:bookmark-end text:name="__RefHeading___Toc3992_1226284572 Copie 2 Copie 1 Copie 1"/></text:h>
      <text:p text:style-name="P24">Connecter la batterie 4,2v 1S lipo 2000 mah à la broche Vin de P1 par l’interm<text:span text:style-name="T27">é</text:span>d<text:span text:style-name="T27">iaire</text:span> du convertisseur DC-DC 3,7v / 5V. Connecter la batterie au chargeur Usb 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3</text:page-number><text:s/>/ <text:page-count>4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4</text:page-number><text:s/>/ <text:page-count>4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0" meta:image-count="0" meta:object-count="0" meta:page-count="4" meta:paragraph-count="42" meta:word-count="454" meta:character-count="3036" meta:non-whitespace-character-count="2627"/>
  </office:meta>
</office:document-meta>
</file>